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2" style:family="paragraph" style:parent-style-name="Footer">
      <style:paragraph-properties fo:text-align="end" style:justify-single-word="false" style:snap-to-layout-grid="false"/>
    </style:style>
    <style:style style:name="P13" style:family="paragraph" style:parent-style-name="Footer">
      <style:text-properties fo:language="fr" fo:country="BE"/>
    </style:style>
    <style:style style:name="P14" style:family="paragraph" style:parent-style-name="SubTitle">
      <style:text-properties officeooo:paragraph-rsid="000da6d9"/>
    </style:style>
    <style:style style:name="P15" style:family="paragraph" style:parent-style-name="Heading" style:master-page-name="Standard">
      <style:paragraph-properties style:page-number="auto"/>
    </style:style>
    <style:style style:name="P16" style:family="paragraph" style:parent-style-name="SubTitle">
      <style:text-properties officeooo:rsid="000da6d9" officeooo:paragraph-rsid="000da6d9"/>
    </style:style>
    <style:style style:name="P17" style:family="paragraph" style:parent-style-name="Standard">
      <style:text-properties fo:font-style="italic" officeooo:rsid="000da6d9" officeooo:paragraph-rsid="000da6d9" style:font-style-asian="italic" style:font-style-complex="italic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0da6d9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74815584" text:id="ct7481558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91276032" text:id="ct91276032">
          <text:insertion>
            <office:change-info>
              <dc:creator>Auteur inconnu</dc:creator>
              <dc:date>2017-02-21T09:49:00</dc:date>
            </office:change-info>
          </text:insertion>
        </text:changed-region>
        <text:changed-region xml:id="ct80383664" text:id="ct80383664">
          <text:insertion>
            <office:change-info>
              <dc:creator>Auteur inconnu</dc:creator>
              <dc:date>2017-02-21T09:49:00</dc:date>
            </office:change-info>
          </text:insertion>
        </text:changed-region>
        <text:changed-region xml:id="ct84826128" text:id="ct84826128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28925984" text:id="ct2892598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71012144" text:id="ct71012144">
          <text:insertion>
            <office:change-info>
              <dc:creator>Auteur inconnu</dc:creator>
              <dc:date>2017-02-21T09:50:00</dc:date>
            </office:change-info>
          </text:insertion>
        </text:changed-region>
        <text:changed-region xml:id="ct97704448" text:id="ct9770444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72259584" text:id="ct7225958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74815584"/>self.Title()<text:change-end text:change-id="ct74815584"/> </text:p>
      <text:p text:style-name="P16"><text:change-start text:change-id="ct91276032"/>view.translate('decisions')<text:change-end text:change-id="ct91276032"/></text:p>
      <text:p text:style-name="P4"/>
      <text:p text:style-name="P17"><text:change-start text:change-id="ct80383664"/>view.translate('PloneMeeting_label_assembly')<text:change-end text:change-id="ct80383664"/></text:p>
      <text:p text:style-name="P4"/>
      <text:p text:style-name="Standard">A<office:annotation><dc:date>2008-01-24T00:00:00</dc:date><text:p>do text</text:p><text:p>from xhtml(self.ge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84826128"/>item.getItemNumber(relativeTo='meeting')<text:change-end text:change-id="ct84826128"/>. <text:change-start text:change-id="ct28925984"/>item.Title()<text:change-end text:change-id="ct28925984"/> </text:p>
        <text:p text:style-name="Standard"><office:annotation><dc:date>2007-09-24T00:00:00</dc:date><text:p>do text</text:p><text:p>from xhtml(item.Description())</text:p><text:p/></office:annotation>Description </text:p>
        <text:p text:style-name="Standard"/>
        <text:p text:style-name="P5">Decision</text:p>
        <text:p text:style-name="Standard"><office:annotation><dc:date>2007-09-24T00:00:00</dc:date><text:p>do text</text:p><text:p>from xhtml(item.getDeliberation())</text:p><text:p/></office:annotation>Decision </text:p>
      </text:section>
      <text:section text:style-name="Sect1" text:name="LateItems">
        <text:p text:style-name="P6"/>
        <text:p text:style-name="P14"><office:annotation><dc:date>2007-10-31T00:00:00</dc:date><text:p>do section- if self.getItemsInOrder(late=True, uids=itemUids)</text:p></office:annotation><text:change-start text:change-id="ct71012144"/><text:span text:style-name="T4">view.translate('late_presented_items')</text:span><text:change-end text:change-id="ct71012144"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97704448"/>item.getItemNumber(relativeTo='meeting')<text:change-end text:change-id="ct97704448"/>. <text:change-start text:change-id="ct72259584"/>item.Title()<text:change-end text:change-id="ct72259584"/> </text:p>
              <text:p text:style-name="Standard"><office:annotation><dc:date>2007-10-31T00:00:00</dc:date><text:p>do text</text:p><text:p>from xhtml(item.Description())</text:p></office:annotation>Description</text:p>
              <text:p text:style-name="Standard"/>
              <text:p text:style-name="P5">Decision</text:p>
              <text:p text:style-name="Standard"><office:annotation><dc:date>2007-10-31T00:00:00</dc:date><text:p>do text</text:p><text:p>from xhtml(item.getDeliberation())</text:p></office:annotation>Decision </text:p>
            </table:table-cell>
          </table:table-row>
        </table:table>
        <text:p text:style-name="P6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498363EBEE74D53A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date>2017-02-21T09:54:18.935741526</dc:date>
    <dc:language>fr-BE</dc:language>
    <meta:editing-cycles>100</meta:editing-cycles>
    <meta:editing-duration>P1DT6H53M48S</meta:editing-duration>
    <meta:document-statistic meta:table-count="3" meta:image-count="1" meta:object-count="0" meta:page-count="1" meta:paragraph-count="15" meta:word-count="18" meta:character-count="304" meta:non-whitespace-character-count="293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